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20.227cm" svg:y="0.021cm">
            <draw:object draw:notify-on-update-of-ranges="Hoja1.C3:Hoja1.C3 Hoja1.C4:Hoja1.C12 Hoja1.D3:Hoja1.D3 Hoja1.D4:Hoja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IVEL DE RUIDO</text:p>
          </table:table-cell>
          <table:table-cell table:style-name="ce2" office:value-type="string" calcext:value-type="string">
            <text:p>RBW[Khz]</text:p>
          </table:table-cell>
        </table:table-row>
        <table:table-row table:style-name="ro1">
          <table:table-cell table:number-columns-repeated="2"/>
          <table:table-cell office:value-type="float" office:value="-107.79" calcext:value-type="float">
            <text:p>-107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-104.46" calcext:value-type="float">
            <text:p>-104,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-101.1" calcext:value-type="float">
            <text:p>-101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-95.3" calcext:value-type="float">
            <text:p>-95,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-93.4" calcext:value-type="float">
            <text:p>-93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-90.07" calcext:value-type="float">
            <text:p>-90,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-88.54" calcext:value-type="float">
            <text:p>-88,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float" office:value="-83.2" calcext:value-type="float">
            <text:p>-83,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-77.4" calcext:value-type="float">
            <text:p>-77,4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10:54:21.146090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4:39:45.425199210</meta:creation-date>
    <dc:date>2023-10-06T12:21:20.906713604</dc:date>
    <meta:editing-duration>PT16M28S</meta:editing-duration>
    <meta:editing-cycles>2</meta:editing-cycles>
    <meta:generator>LibreOffice/6.4.7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Hoja1.C3:Hoja1.D12" chart:data-source-has-labels="row" svg:x="0.32cm" svg:y="0.18cm" svg:width="11.238cm" svg:height="8.64cm">
          <chartooo:coordinate-region svg:x="1.232cm" svg:y="0.379cm" svg:width="10.15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:Hoja1.C12" chart:label-cell-address="Hoja1.C3:Hoja1.C3" chart:class="chart:line">
            <chart:data-point chart:repeated="9"/>
          </chart:series>
          <chart:series chart:style-name="ch7" chart:values-cell-range-address="Hoja1.D4:Hoja1.D12" chart:label-cell-address="Hoja1.D3:Hoja1.D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L DE RUIDO</text:p>
                <draw:g>
                  <svg:desc>Hoja1.C3:Hoja1.C3</svg:desc>
                </draw:g>
              </table:table-cell>
              <table:table-cell office:value-type="string">
                <text:p>RBW[Khz]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7.79">
                <text:p>-107.79</text:p>
                <draw:g>
                  <svg:desc>Hoja1.C4:Hoja1.C12</svg:desc>
                </draw:g>
              </table:table-cell>
              <table:table-cell office:value-type="float" office:value="1">
                <text:p>1</text:p>
                <draw:g>
                  <svg:desc>Hoja1.D4:Hoja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4.46">
                <text:p>-104.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1.1">
                <text:p>-101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5.3">
                <text:p>-95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3.4">
                <text:p>-93.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0.07">
                <text:p>-90.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8.54">
                <text:p>-88.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3.2">
                <text:p>-83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.4">
                <text:p>-77.4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